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l Balancing Methods </text:p>
      <text:p text:style-name="Standard"><text:span text:style-name="T1">a) </text:span>Passive:</text:p>
      <text:p text:style-name="Standard"><text:tab/>1-Fixed Shunt Resistor</text:p>
      <text:p text:style-name="Standard"><text:tab/>2-Switched Shunt Resistor</text:p>
      <text:p text:style-name="Standard">b) Active:</text:p>
      <text:p text:style-name="Standard"><text:tab/>1-Capacitor Base:</text:p>
      <text:p text:style-name="Standard"><text:tab/><text:tab/>i-Switched Capacitor</text:p>
      <text:p text:style-name="Standard"><text:tab/><text:tab/>ii-Single Switched Capacitor</text:p>
      <text:p text:style-name="Standard"><text:tab/>2-Transformer:</text:p>
      <text:p text:style-name="Standard"><text:tab/><text:tab/>i-Single/multi inductor</text:p>
      <text:p text:style-name="Standard"><text:tab/><text:tab/>ii-Single windings transformer</text:p>
      <text:p text:style-name="Standard"><text:tab/><text:tab/>iii-Multiple windings transformer</text:p>
      <text:p text:style-name="Standard"><text:tab/><text:tab/><text:tab/>a-Adv: Dengeleme hızı yüksek, Kontrol tekniği basit, Voltaj sensörüne gerek <text:tab/><text:tab/><text:tab/>yok</text:p>
      <text:p text:style-name="Standard"><text:tab/><text:tab/><text:tab/>b-Disadv: Çok sayıda batarya hücresi için gerekli sayıda bobin yok ve çok <text:tab/><text:tab/><text:tab/>sayıda bobinli etkin bir transformerın fabrikasyonu zor.</text:p>
      <text:p text:style-name="Standard"><text:tab/><text:tab/>Yukarıda belirtilen dezavantajı çözmek için multi-winding transformer forward-<text:tab/><text:tab/><text:tab/>flyback converter ile kullanılmış. Bu multi-windingin bobin sayısı kadar batarya için </text:p>
      <text:p text:style-name="Standard"><text:tab/><text:tab/>dengeleme sorununu çözüyor. Fakat daha fazla bataryayı dengelemek için multi-wind</text:p>
      <text:p text:style-name="Standard"><text:tab/><text:tab/>ing transformerlar arasında da switched capacitor circuit kurularak dengeleme <text:tab/><text:tab/><text:tab/>yapılıyor. Çok fazla sayıda batarya olmadıkça bu çözüm etkin.</text:p>
      <text:p text:style-name="Standard"><text:tab/>3-Converter Base:</text:p>
      <text:p text:style-name="Standard"><text:tab/><text:tab/>i-Cuk Converter</text:p>
      <text:p text:style-name="Standard"><text:tab/><text:tab/>ii-Buck/boost Converter</text:p>
      <text:p text:style-name="Standard"><text:tab/><text:tab/>iii-Flyback Converter</text:p>
      <text:p text:style-name="Standard"><text:tab/><text:tab/>iv-Full-bridge converter</text:p>
      <text:p text:style-name="Standard"><text:tab/><text:tab/>v-Quasi-resonant converter</text:p>
      <text:p text:style-name="Standard"/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32S</meta:editing-duration>
    <meta:editing-cycles>9</meta:editing-cycles>
    <meta:generator>OpenOffice/4.1.4$Win32 OpenOffice.org_project/414m5$Build-9788</meta:generator>
    <dc:date>2018-11-26T20:55:18.70</dc:date>
    <dc:creator>onur </dc:creator>
    <meta:document-statistic meta:table-count="0" meta:image-count="0" meta:object-count="0" meta:page-count="1" meta:paragraph-count="24" meta:word-count="118" meta:character-count="1026"/>
    <meta:user-defined meta:name="Info 1"/>
    <meta:user-defined meta:name="Info 2"/>
    <meta:user-defined meta:name="Info 3"/>
    <meta:user-defined meta:name="Info 4"/>
  </office:meta>
</office:document-meta>
</file>